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lay thread</text:p>
      <text:p text:style-name="Standard">- age all. If return true:</text:p>
      <text:p text:style-name="Standard"><text:tab/>- post redisplay</text:p>
      <text:p text:style-name="Standard">- call GlutMainLoopEvents</text:p>
      <text:p text:style-name="Standard"/>
      <text:p text:style-name="P1">frotz thread</text:p>
      <text:p text:style-name="Standard">- parse z-machine</text:p>
      <text:p text:style-name="Standard">- get input from input handling object</text:p>
      <text:p text:style-name="Standard"/>
      <text:p text:style-name="Standard"><text:span text:style-name="T1">Book<text:tab/><text:tab/></text:span>.Pages*<text:tab/><text:tab/>- all pages in the book.</text:p>
      <text:p text:style-name="Standard"><text:tab/><text:tab/>.PageCount<text:tab/><text:tab/>- number of pages in the book so far.</text:p>
      <text:p text:style-name="Standard"><text:tab/><text:tab/>.CurrentPage<text:tab/><text:tab/>- Page*</text:p>
      <text:p text:style-name="Standard"/>
      <text:p text:style-name="Standard"><text:span text:style-name="T1">Page<text:tab/><text:tab/></text:span>.Prev<text:tab/><text:tab/><text:tab/>- the parent page, previous page.</text:p>
      <text:p text:style-name="Standard"><text:tab/><text:tab/>.Next<text:tab/><text:tab/><text:tab/>- either generate or reference the next page.</text:p>
      <text:p text:style-name="Standard"><text:tab/><text:tab/>.Lines[]<text:tab/><text:tab/>- references to all lines on a page.</text:p>
      <text:p text:style-name="Standard"><text:tab/><text:tab/>.Write(char* string)<text:tab/>- locate last line, ask it to add string.</text:p>
      <text:p text:style-name="Standard"><text:tab/><text:tab/>.mLinesPerPage<text:tab/>- maximum number of lines per page.</text:p>
      <text:p text:style-name="Standard"><text:tab/><text:tab/>.mLinesVisible<text:tab/>- bool T/F.</text:p>
      <text:p text:style-name="Standard"><text:tab/><text:tab/>.mFlippedness<text:tab/><text:tab/>- (0.0 – 1.0) – 0 = reading, 1 = flipped/reversed.</text:p>
      <text:p text:style-name="Standard"/>
      <text:p text:style-name="Standard"><text:tab/><text:tab/>.NewLine(char*)<text:tab/>- add new line with string. Ask .Next if necessary.</text:p>
      <text:p text:style-name="Standard"><text:tab/><text:tab/>.Age(float)<text:tab/><text:tab/>- age all lines on page by time in float.</text:p>
      <text:p text:style-name="Standard"><text:tab/><text:tab/>.Display<text:tab/><text:tab/>- display all lines on page <text:span text:style-name="T2">unless</text:span> !mVisible</text:p>
      <text:p text:style-name="Standard"/>
      <text:p text:style-name="Standard"><text:span text:style-name="T1">Line<text:tab/><text:tab/></text:span>.mCharacters*<text:tab/><text:tab/>- Character*, the line so far.</text:p>
      <text:p text:style-name="Standard"><text:tab/><text:tab/>.mChars<text:tab/><text:tab/>- char* string of the line so far.</text:p>
      <text:p text:style-name="Standard"><text:tab/><text:tab/>.mLength<text:tab/><text:tab/>- length of the line so far.</text:p>
      <text:p text:style-name="Standard"><text:tab/><text:tab/>.mWidth<text:tab/><text:tab/>- width of the line so far.</text:p>
      <text:p text:style-name="Standard"><text:tab/><text:tab/>.mHeight<text:tab/><text:tab/>- height of the line (determines character size).</text:p>
      <text:p text:style-name="Standard"><text:tab/><text:tab/>.mX<text:tab/><text:tab/><text:tab/>- x on page.</text:p>
      <text:p text:style-name="Standard"><text:tab/><text:tab/>.mY<text:tab/><text:tab/><text:tab/>- y on page.</text:p>
      <text:p text:style-name="Standard"/>
      <text:p text:style-name="Standard"><text:tab/><text:tab/>.Write(char* string)<text:tab/>- add new characters. If necessary, ask page for new line.</text:p>
      <text:p text:style-name="Standard"><text:tab/><text:tab/>.Age(float)<text:tab/><text:tab/>- age all characters by time in float.</text:p>
      <text:p text:style-name="Standard"><text:tab/><text:tab/>.Display<text:tab/><text:tab/>- display all characters on the line.</text:p>
      <text:p text:style-name="Standard"><text:tab/></text:p>
      <text:p text:style-name="Standard"><text:span text:style-name="T1">Character<text:tab/></text:span>.mC<text:tab/><text:tab/>- the char itself.</text:p>
      <text:p text:style-name="Standard"><text:tab/><text:tab/>.mSize<text:tab/><text:tab/>- size of char.</text:p>
      <text:p text:style-name="Standard"><text:tab/><text:tab/>.mPosition<text:tab/>- struct {.x, .y, .z}</text:p>
      <text:p text:style-name="Standard"><text:tab/><text:tab/>.mOrientation<text:tab/>- struct {.x, .y, .z}</text:p>
      <text:p text:style-name="Standard"><text:tab/><text:tab/>.mColour<text:tab/>- struct {.r, .g, .b, .a}</text:p>
      <text:p text:style-name="Standard"><text:tab/><text:tab/>.mAnimation<text:tab/>- struct {<text:tab/>enum {appear, disappear, slide} Style</text:p>
      <text:p text:style-name="Standard"><text:tab/><text:tab/><text:tab/><text:tab/><text:tab/><text:tab/>completeness (0.0 – 1.0)</text:p>
      <text:p text:style-name="Standard"><text:tab/><text:tab/><text:tab/><text:tab/><text:tab/><text:tab/>TimeToComplete }</text:p>
      <text:p text:style-name="Standard"><text:tab/><text:tab/></text:p>
      <text:p text:style-name="Standard"><text:tab/><text:tab/>.Age(float)<text:tab/>- animate by time passed.</text:p>
      <text:p text:style-name="Standard"><text:tab/><text:tab/>.Display<text:tab/>- display.</text:p>
      <text:p text:style-name="Standard"><text:tab/><text:tab/>.GetWidth<text:tab/>- use glut function.</text:p>
      <text:p text:style-name="Standard"><text:tab/><text:tab/>.GetHeight<text:tab/>- either use glut function or work it out yourself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1-23T22:40:29</meta:creation-date>
    <dc:date>2007-01-24T08:43:25</dc:date>
    <dc:language>en-US</dc:language>
    <meta:editing-cycles>28</meta:editing-cycles>
    <meta:editing-duration>PT10H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4" meta:word-count="255" meta:character-count="1700"/>
  </office:meta>
</office:document-meta>
</file>